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Arial" style:font-name-complex="Arial" fo:color="#8294AC" fo:font-size="10pt" style:font-size-asian="10pt" style:font-size-complex="10pt"/>
    </style:style>
  </office:automatic-styles>
  <office:body>
    <office:text text:use-soft-page-breaks="true">
      <text:p text:style-name="P1"><text:span text:style-name="T2">La nature de l’amour propre et de ce moi humain est de n’aimer que soi et de ne considérer que soi. Mais que fera-t-il ? Il ne saurait empêcher que cet objet qu’il aime ne soit plein de défauts et de misère ; il veut être grand, il se voit petit ; il veut être heureux, et il se voit misérable ; il veut être parfait, et il se voit plein d’imperfections ; il veut être l’objet de l’amour et de l’estime des hommes, et il voit que ses défauts ne méritent que leur aversion et leur mépris. Cet embarras où il se trouve produit en lui la plus injuste et la plus criminelle passion qu’il soit possible de s’imaginer ; car il conçoit une haine mortelle contre cette vérité qui le reprend, et qui le convainc de ses défauts. Il désirerait de l’anéantir, et, ne pouvant la détruire en elle-même il la détruit, autant qu’il peut, dans sa connaissance et dans celle des autres ; c’est-à-dire qu’il met tout son soin à couvrir ses défauts et aux autres et à soi-même, et qu’il ne peut souffrir qu’on les lui fasse voir ni qu’on les voi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vin Mottet</meta:initial-creator>
    <dc:creator>Marvin Mottet</dc:creator>
    <meta:creation-date>2017-01-08T19:40:00Z</meta:creation-date>
    <dc:date>2017-01-08T19:43:00Z</dc:date>
    <meta:template xlink:href="Normal" xlink:type="simple"/>
    <meta:editing-cycles>1</meta:editing-cycles>
    <meta:editing-duration>PT180S</meta:editing-duration>
    <meta:document-statistic meta:page-count="1" meta:paragraph-count="1" meta:word-count="196" meta:character-count="1027" meta:row-count="10" meta:non-whitespace-character-count="832"/>
  </office:meta>
</office:document-meta>
</file>